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SX32Y016000B91T</text:p>
          </table:table-cell>
          <table:table-cell office:value-type="string" calcext:value-type="string">
            <text:p>TKD</text:p>
          </table:table-cell>
          <table:table-cell office:value-type="float" office:value="0.52" calcext:value-type="float">
            <text:p>0.52</text:p>
          </table:table-cell>
          <table:table-cell table:formula="of:=[.B2]*[.F2]*100" office:value-type="float" office:value="52" calcext:value-type="float">
            <text:p>52.00</text:p>
          </table:table-cell>
          <table:table-cell table:formula="of:=SUM([.G2:.G9])" office:value-type="float" office:value="422.757" calcext:value-type="float">
            <text:p>422.757</text:p>
          </table:table-cell>
        </table:table-row>
        <table:table-row table:style-name="ro1">
          <table:table-cell office:value-type="string" calcext:value-type="string">
            <text:p>C1,C3-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C0603JRNPO9BN220</text:p>
          </table:table-cell>
          <table:table-cell office:value-type="string" calcext:value-type="string">
            <text:p>Yageo</text:p>
          </table:table-cell>
          <table:table-cell office:value-type="float" office:value="0.0027" calcext:value-type="float">
            <text:p>0.00</text:p>
          </table:table-cell>
          <table:table-cell table:formula="of:=[.B3]*[.F3]*100" office:value-type="float" office:value="1.89" calcext:value-type="float">
            <text:p>1.89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μ</text:p>
          </table:table-cell>
          <table:table-cell office:value-type="string" calcext:value-type="string">
            <text:p>CL10A106KP8NNNC</text:p>
          </table:table-cell>
          <table:table-cell office:value-type="string" calcext:value-type="string">
            <text:p>Samsung</text:p>
          </table:table-cell>
          <table:table-cell table:style-name="ce3" office:value-type="float" office:value="0.083989" calcext:value-type="float">
            <text:p>0.08</text:p>
          </table:table-cell>
          <table:table-cell table:formula="of:=[.B4]*[.F4]*100" office:value-type="float" office:value="8.3989" calcext:value-type="float">
            <text:p>8.40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K6Tx</text:p>
          </table:table-cell>
          <table:table-cell office:value-type="string" calcext:value-type="string">
            <text:p>STM32F030K6T6</text:p>
          </table:table-cell>
          <table:table-cell office:value-type="string" calcext:value-type="string">
            <text:p>ST</text:p>
          </table:table-cell>
          <table:table-cell office:value-type="float" office:value="0.74" calcext:value-type="float">
            <text:p>0.74</text:p>
          </table:table-cell>
          <table:table-cell table:formula="of:=[.B5]*[.F5]*100"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AZ1117CH-3.3TRG1</text:p>
          </table:table-cell>
          <table:table-cell office:value-type="string" calcext:value-type="string">
            <text:p>Diodes</text:p>
          </table:table-cell>
          <table:table-cell office:value-type="float" office:value="0.324341" calcext:value-type="float">
            <text:p>0.32</text:p>
          </table:table-cell>
          <table:table-cell table:formula="of:=[.B6]*[.F6]*100" office:value-type="float" office:value="32.4341" calcext:value-type="float">
            <text:p>32.43</text:p>
          </table:table-cell>
          <table:table-cell/>
        </table:table-row>
        <table:table-row table:style-name="ro1">
          <table:table-cell office:value-type="string" calcext:value-type="string">
            <text:p>U3-U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HC595D_118</text:p>
          </table:table-cell>
          <table:table-cell office:value-type="string" calcext:value-type="string">
            <text:p>74HC595D,118</text:p>
          </table:table-cell>
          <table:table-cell office:value-type="string" calcext:value-type="string">
            <text:p>Nexperia USA Inc.</text:p>
          </table:table-cell>
          <table:table-cell table:style-name="ce3" office:value-type="float" office:value="0.45318" calcext:value-type="float">
            <text:p>0.45</text:p>
          </table:table-cell>
          <table:table-cell table:formula="of:=[.B7]*[.F7]*100" office:value-type="float" office:value="135.954" calcext:value-type="float">
            <text:p>135.95</text:p>
          </table:table-cell>
          <table:table-cell/>
        </table:table-row>
        <table:table-row table:style-name="ro1">
          <table:table-cell office:value-type="string" calcext:value-type="string">
            <text:p>D1-D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ORH-R36G</text:p>
          </table:table-cell>
          <table:table-cell office:value-type="string" calcext:value-type="string">
            <text:p>Orient</text:p>
          </table:table-cell>
          <table:table-cell table:style-name="ce3" office:value-type="float" office:value="0.043296" calcext:value-type="float">
            <text:p>0.04</text:p>
          </table:table-cell>
          <table:table-cell table:formula="of:=[.B8]*[.F8]*100" office:value-type="float" office:value="103.9104" calcext:value-type="float">
            <text:p>103.91</text:p>
          </table:table-cell>
          <table:table-cell/>
        </table:table-row>
        <table:table-row table:style-name="ro1">
          <table:table-cell office:value-type="string" calcext:value-type="string">
            <text:p>R1-R24</text:p>
          </table:table-cell>
          <table:table-cell office:value-type="float" office:value="24" calcext:value-type="float">
            <text:p>24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Yageo</text:p>
          </table:table-cell>
          <table:table-cell table:style-name="ce3" office:value-type="float" office:value="0.005904" calcext:value-type="float">
            <text:p>0.01</text:p>
          </table:table-cell>
          <table:table-cell table:formula="of:=[.B9]*[.F9]*100" office:value-type="float" office:value="14.1696" calcext:value-type="float">
            <text:p>14.17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/A</text:p>
          </table:table-cell>
          <table:table-cell table:style-name="ce3" office:value-type="float" office:value="1.1362" calcext:value-type="float">
            <text:p>1.14</text:p>
          </table:table-cell>
          <table:table-cell table:formula="of:=[.B10]*[.F10]*100" office:value-type="float" office:value="113.62" calcext:value-type="float">
            <text:p>113.62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pcb</text:p>
          </table:table-cell>
          <table:table-cell table:formula="of:=693/100" office:value-type="float" office:value="6.93" calcext:value-type="float">
            <text:p>6.93</text:p>
          </table:table-cell>
          <table:table-cell table:formula="of:=[.B11]*[.F11]*100" office:value-type="float" office:value="693" calcext:value-type="float">
            <text:p>693.0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ys</text:p>
          </table:table-cell>
          <table:table-cell table:formula="of:=21.99/100" office:value-type="float" office:value="0.2199" calcext:value-type="float">
            <text:p>0.22</text:p>
          </table:table-cell>
          <table:table-cell table:formula="of:=[.B12]*[.F12]*100" office:value-type="float" office:value="65.97" calcext:value-type="float">
            <text:p>65.97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amazon.com/gp/product/B00MG8CTRQ/" xlink:type="simple">https://www.amazon.com/gp/product/B00MG8CTRQ/</text:a></text:p>
          </table:table-cell>
          <table:table-cell table:formula="of:=16.89/100" office:value-type="float" office:value="0.1689" calcext:value-type="float">
            <text:p>0.17</text:p>
          </table:table-cell>
          <table:table-cell table:formula="of:=[.B13]*[.F13]*100" office:value-type="float" office:value="16.89" calcext:value-type="float">
            <text:p>16.89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OTAL:</text:p>
          </table:table-cell>
          <table:table-cell table:style-name="ce1" table:formula="of:=SUM([.G10:.G13])" office:value-type="float" office:value="889.48" calcext:value-type="float">
            <text:p>889.48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>
            <text:p>Per:</text:p>
          </table:table-cell>
          <table:table-cell table:style-name="ce1" table:formula="of:=[.G14]/100" office:value-type="float" office:value="8.8948" calcext:value-type="float">
            <text:p>8.8948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>
            <text:p>Profit:</text:p>
          </table:table-cell>
          <table:table-cell table:style-name="ce1" table:formula="of:=[.G18]-([.G18]*0.25)-[.G15]" office:value-type="float" office:value="21.1052" calcext:value-type="float">
            <text:p>21.1052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Profit:</text:p>
          </table:table-cell>
          <table:table-cell table:style-name="ce1" table:formula="of:=[.G16]*90" office:value-type="float" office:value="1899.468" calcext:value-type="float">
            <text:p>1899.468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rice: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Break even:</text:p>
          </table:table-cell>
          <table:table-cell table:style-name="Default" table:formula="of:=[.G14]/[.G16]" office:value-type="float" office:value="42.145063775752" calcext:value-type="float">
            <text:p>42.14506377575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7:59:03.625613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3:00:48.152608451</meta:creation-date>
    <dc:date>2019-06-28T19:26:55.011054938</dc:date>
    <meta:editing-duration>PT1H41M36S</meta:editing-duration>
    <meta:editing-cycles>7</meta:editing-cycles>
    <meta:generator>LibreOffice/6.2.4.2.0$Linux_X86_64 LibreOffice_project/20$Build-2</meta:generator>
    <meta:document-statistic meta:table-count="1" meta:cell-count="96" meta:object-count="0"/>
  </office:meta>
</office:document-meta>
</file>